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183" officeooo:paragraph-rsid="00058183"/>
    </style:style>
    <style:style style:name="P2" style:family="paragraph" style:parent-style-name="Standard">
      <style:text-properties officeooo:rsid="000774f4" officeooo:paragraph-rsid="000774f4"/>
    </style:style>
    <style:style style:name="P3" style:family="paragraph" style:parent-style-name="Standard">
      <style:text-properties officeooo:rsid="0008b187" officeooo:paragraph-rsid="0008b187"/>
    </style:style>
    <style:style style:name="P4" style:family="paragraph" style:parent-style-name="Standard">
      <style:text-properties officeooo:rsid="000931fb" officeooo:paragraph-rsid="000ea088"/>
    </style:style>
    <style:style style:name="P5" style:family="paragraph" style:parent-style-name="Standard">
      <style:text-properties officeooo:rsid="000b8512" officeooo:paragraph-rsid="000b8512"/>
    </style:style>
    <style:style style:name="P6" style:family="paragraph" style:parent-style-name="Standard">
      <style:text-properties officeooo:rsid="000b8512" officeooo:paragraph-rsid="000ea088"/>
    </style:style>
    <style:style style:name="P7" style:family="paragraph" style:parent-style-name="Standard">
      <style:text-properties officeooo:rsid="000ba385" officeooo:paragraph-rsid="000ba385"/>
    </style:style>
    <style:style style:name="P8" style:family="paragraph" style:parent-style-name="Standard">
      <style:text-properties officeooo:rsid="000e50e3" officeooo:paragraph-rsid="000e50e3"/>
    </style:style>
    <style:style style:name="P9" style:family="paragraph" style:parent-style-name="Standard">
      <style:text-properties officeooo:rsid="000f3c81" officeooo:paragraph-rsid="000f3c81"/>
    </style:style>
    <style:style style:name="P10" style:family="paragraph" style:parent-style-name="Standard">
      <style:text-properties officeooo:rsid="00118c8e" officeooo:paragraph-rsid="00118c8e"/>
    </style:style>
    <style:style style:name="T1" style:family="text">
      <style:text-properties officeooo:rsid="000b8512"/>
    </style:style>
    <style:style style:name="T2" style:family="text">
      <style:text-properties officeooo:rsid="000ba385"/>
    </style:style>
    <style:style style:name="T3" style:family="text">
      <style:text-properties officeooo:rsid="000e50e3"/>
    </style:style>
    <style:style style:name="T4" style:family="text">
      <style:text-properties officeooo:rsid="000ea088"/>
    </style:style>
    <style:style style:name="T5" style:family="text">
      <style:text-properties officeooo:rsid="000f3c81"/>
    </style:style>
    <style:style style:name="T6" style:family="text">
      <style:text-properties officeooo:rsid="001075ac"/>
    </style:style>
    <style:style style:name="T7" style:family="text">
      <style:text-properties officeooo:rsid="00118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 (tuna) tea in cups &amp; person (chamomile) tea in matching cup</text:p>
      <text:p text:style-name="P1">Cat meditation cushion with lint remover &amp; matching person cushion </text:p>
      <text:p text:style-name="P1">Cat meditation brush</text:p>
      <text:p text:style-name="P2">Human Cat's pajamas</text:p>
      <text:p text:style-name="P1"/>
      <text:p text:style-name="P1"/>
      <text:p text:style-name="P1"/>
      <text:p text:style-name="P1"/>
      <text:p text:style-name="P1">Dog meditation tea or treats</text:p>
      <text:p text:style-name="P1">Dog cushion</text:p>
      <text:p text:style-name="P1">Dog brush</text:p>
      <text:p text:style-name="P2">Human dog pajamas</text:p>
      <text:p text:style-name="P2"/>
      <text:p text:style-name="P1"/>
      <text:p text:style-name="P1"/>
      <text:p text:style-name="P10">CHAPTERS</text:p>
      <text:p text:style-name="P3">1. Where – wherever cat wants. <text:span text:style-name="T7">Comfy cushion.</text:span></text:p>
      <text:p text:style-name="P3">2. Yoga – Stretch</text:p>
      <text:p text:style-name="P5">3. Concentrate on cat. What does purr feel like, sound like. <text:span text:style-name="T7">Brush.</text:span></text:p>
      <text:p text:style-name="P4"><text:span text:style-name="T4">4</text:span>. Chants and Prayers – cat purrs. <text:span text:style-name="T1">Sing softly to your cat or read a story. Experiment with what cat likes. Grandma liked irish songs</text:span></text:p>
      <text:p text:style-name="P6"><text:span text:style-name="T4">5</text:span>. Food – nourish and sooth. Share <text:span text:style-name="T7">tea.</text:span></text:p>
      <text:p text:style-name="P5"><text:span text:style-name="T4">6</text:span>. Rainy days / snow days – sit by window. Bake cookies. <text:span text:style-name="T2">The day I had to give up Cleo. Pajamas. Take many 5 minute breaks throughout day to love cat.</text:span></text:p>
      <text:p text:style-name="P5"><text:span text:style-name="T4">7</text:span>. <text:span text:style-name="T3">Cat on lap with tech – cat chat rooms. Purr programming, purr writing. Write a story about your cat. Share. Cat hangouts.</text:span></text:p>
      <text:p text:style-name="P8"><text:span text:style-name="T4">8</text:span>. <text:span text:style-name="T5">Cats &amp; community – teach kids to care for pets. If you don't have kids, help your cat to know neighbors or whomever feeds when you're out of town. Volunteer to feed neighbor cats.</text:span></text:p>
      <text:p text:style-name="P9">9. <text:span text:style-name="T6">Cats on walks – neighborhood cats. Niece thought I was in charge of neighborhood cats.</text:span></text:p>
      <text:p text:style-name="P7">1<text:span text:style-name="T4">0</text:span>. Cat's last days – what to do when cat is gone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6:46:59.230506246</meta:creation-date>
    <meta:generator>LibreOffice/4.2.8.2$Linux_X86_64 LibreOffice_project/420m0$Build-2</meta:generator>
    <dc:date>2017-04-06T17:18:28.965222500</dc:date>
    <meta:editing-duration>PT26M36S</meta:editing-duration>
    <meta:editing-cycles>15</meta:editing-cycles>
    <meta:document-statistic meta:table-count="0" meta:image-count="0" meta:object-count="0" meta:page-count="1" meta:paragraph-count="19" meta:word-count="206" meta:character-count="1137" meta:non-whitespace-character-count="940"/>
  </office:meta>
</office:document-meta>
</file>